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7.9866in" svg:y="0.7295in">
            <draw:object draw:notify-on-update-of-ranges="Sheet1.B5:Sheet1.B5 Sheet1.C5:Sheet1.F5 Sheet1.B6:Sheet1.B6 Sheet1.C6:Sheet1.F6 Sheet1.B7:Sheet1.B7 Sheet1.C7:Sheet1.F7 Sheet1.B8:Sheet1.B8 Sheet1.C8:Sheet1.F8 Sheet1.B9:Sheet1.B9 Sheet1.C9:Sheet1.F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7.9547in" svg:y="4.9091in">
            <draw:object draw:notify-on-update-of-ranges="Sheet1.B31:Sheet1.B31 Sheet1.C31:Sheet1.F31 Sheet1.B32:Sheet1.B32 Sheet1.C32:Sheet1.F32 Sheet1.B33:Sheet1.B33 Sheet1.C33:Sheet1.F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8.0413in" svg:y="9.3988in">
            <draw:object draw:notify-on-update-of-ranges="Sheet1.B54:Sheet1.B54 Sheet1.C54:Sheet1.F54 Sheet1.B55:Sheet1.B55 Sheet1.C55:Sheet1.F5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Transfer time by method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0" calcext:value-type="float">
            <text:p>32500</text:p>
          </table:table-cell>
          <table:table-cell office:value-type="float" office:value="65000" calcext:value-type="float">
            <text:p>65000</text:p>
          </table:table-cell>
        </table:table-row>
        <table:table-row table:style-name="ro1">
          <table:table-cell/>
          <table:table-cell office:value-type="string" calcext:value-type="string">
            <text:p>TCP Stream</text:p>
          </table:table-cell>
          <table:table-cell office:value-type="float" office:value="1.319023" calcext:value-type="float">
            <text:p>1.319023</text:p>
          </table:table-cell>
          <table:table-cell office:value-type="float" office:value="1.181329" calcext:value-type="float">
            <text:p>1.181329</text:p>
          </table:table-cell>
          <table:table-cell office:value-type="float" office:value="0.999226" calcext:value-type="float">
            <text:p>0.999226</text:p>
          </table:table-cell>
          <table:table-cell office:value-type="float" office:value="0.806461" calcext:value-type="float">
            <text:p>0.806461</text:p>
          </table:table-cell>
        </table:table-row>
        <table:table-row table:style-name="ro1">
          <table:table-cell/>
          <table:table-cell office:value-type="string" calcext:value-type="string">
            <text:p>TCP Stop-and-Wait</text:p>
          </table:table-cell>
          <table:table-cell office:value-type="float" office:value="5162.84734" calcext:value-type="float">
            <text:p>5162.84734</text:p>
          </table:table-cell>
          <table:table-cell office:value-type="float" office:value="530.075524" calcext:value-type="float">
            <text:p>530.075524</text:p>
          </table:table-cell>
          <table:table-cell office:value-type="float" office:value="145.435485" calcext:value-type="float">
            <text:p>145.435485</text:p>
          </table:table-cell>
          <table:table-cell office:value-type="float" office:value="76.132366" calcext:value-type="float">
            <text:p>76.132366</text:p>
          </table:table-cell>
        </table:table-row>
        <table:table-row table:style-name="ro1">
          <table:table-cell/>
          <table:table-cell office:value-type="string" calcext:value-type="string">
            <text:p>UDP Stream</text:p>
          </table:table-cell>
          <table:table-cell office:value-type="float" office:value="38.436874" calcext:value-type="float">
            <text:p>38.436874</text:p>
          </table:table-cell>
          <table:table-cell office:value-type="float" office:value="4.541085" calcext:value-type="float">
            <text:p>4.541085</text:p>
          </table:table-cell>
          <table:table-cell office:value-type="float" office:value="1.828537" calcext:value-type="float">
            <text:p>1.828537</text:p>
          </table:table-cell>
          <table:table-cell office:value-type="float" office:value="1.131357" calcext:value-type="float">
            <text:p>1.131357</text:p>
          </table:table-cell>
        </table:table-row>
        <table:table-row table:style-name="ro1">
          <table:table-cell/>
          <table:table-cell office:value-type="string" calcext:value-type="string">
            <text:p>UDP Stop-and-Wait</text:p>
          </table:table-cell>
          <table:table-cell office:value-type="float" office:value="3499.835447" calcext:value-type="float">
            <text:p>3499.835447</text:p>
          </table:table-cell>
          <table:table-cell office:value-type="float" office:value="378.81064" calcext:value-type="float">
            <text:p>378.81064</text:p>
          </table:table-cell>
          <table:table-cell office:value-type="float" office:value="119.519762" calcext:value-type="float">
            <text:p>119.519762</text:p>
          </table:table-cell>
          <table:table-cell office:value-type="float" office:value="63.778185" calcext:value-type="float">
            <text:p>63.778185</text:p>
          </table:table-cell>
        </table:table-row>
        <table:table-row table:style-name="ro1" table:number-rows-repeated="21">
          <table:table-cell table:number-columns-repeated="6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0" calcext:value-type="float">
            <text:p>32500</text:p>
          </table:table-cell>
          <table:table-cell office:value-type="float" office:value="65000" calcext:value-type="float">
            <text:p>65000</text:p>
          </table:table-cell>
        </table:table-row>
        <table:table-row table:style-name="ro1">
          <table:table-cell/>
          <table:table-cell office:value-type="string" calcext:value-type="string">
            <text:p>TCP Stream</text:p>
          </table:table-cell>
          <table:table-cell office:value-type="float" office:value="1.319023" calcext:value-type="float">
            <text:p>1.319023</text:p>
          </table:table-cell>
          <table:table-cell office:value-type="float" office:value="1.181329" calcext:value-type="float">
            <text:p>1.181329</text:p>
          </table:table-cell>
          <table:table-cell office:value-type="float" office:value="0.999226" calcext:value-type="float">
            <text:p>0.999226</text:p>
          </table:table-cell>
          <table:table-cell office:value-type="float" office:value="0.806461" calcext:value-type="float">
            <text:p>0.806461</text:p>
          </table:table-cell>
        </table:table-row>
        <table:table-row table:style-name="ro1">
          <table:table-cell/>
          <table:table-cell office:value-type="string" calcext:value-type="string">
            <text:p>UDP Stream</text:p>
          </table:table-cell>
          <table:table-cell office:value-type="float" office:value="38.436874" calcext:value-type="float">
            <text:p>38.436874</text:p>
          </table:table-cell>
          <table:table-cell office:value-type="float" office:value="4.541085" calcext:value-type="float">
            <text:p>4.541085</text:p>
          </table:table-cell>
          <table:table-cell office:value-type="float" office:value="1.828537" calcext:value-type="float">
            <text:p>1.828537</text:p>
          </table:table-cell>
          <table:table-cell office:value-type="float" office:value="1.131357" calcext:value-type="float">
            <text:p>1.131357</text:p>
          </table:table-cell>
        </table:table-row>
        <table:table-row table:style-name="ro1" table:number-rows-repeated="17">
          <table:table-cell table:number-columns-repeated="6"/>
        </table:table-row>
        <table:table-row table:style-name="ro1">
          <table:table-cell/>
          <table:table-cell office:value-type="string" calcext:value-type="string">
            <text:p>Data integrity (%)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0" calcext:value-type="float">
            <text:p>32500</text:p>
          </table:table-cell>
          <table:table-cell office:value-type="float" office:value="65000" calcext:value-type="float">
            <text:p>65000</text:p>
          </table:table-cell>
        </table:table-row>
        <table:table-row table:style-name="ro1">
          <table:table-cell/>
          <table:table-cell office:value-type="string" calcext:value-type="string">
            <text:p>UDP Stream</text:p>
          </table:table-cell>
          <table:table-cell office:value-type="float" office:value="100" calcext:value-type="float">
            <text:p>100</text:p>
          </table:table-cell>
          <table:table-cell office:value-type="float" office:value="98.03" calcext:value-type="float">
            <text:p>98.03</text:p>
          </table:table-cell>
          <table:table-cell office:value-type="float" office:value="88.24" calcext:value-type="float">
            <text:p>88.24</text:p>
          </table:table-cell>
          <table:table-cell office:value-type="float" office:value="86.636" calcext:value-type="float">
            <text:p>86.6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7T08:35:45.648000000</meta:creation-date>
    <dc:date>2023-03-07T09:58:00.917000000</dc:date>
    <meta:editing-duration>PT1H22M15S</meta:editing-duration>
    <meta:editing-cycles>1</meta:editing-cycles>
    <meta:document-statistic meta:table-count="1" meta:cell-count="49" meta:object-count="3"/>
    <meta:generator>LibreOffice/7.4.2.3$Windows_X86_64 LibreOffice_project/382eef1f22670f7f4118c8c2dd222ec7ad009daf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437cm" svg:y="0.316cm" chart:style-name="ch2">
          <text:p>Transfer time by method (seconds)</text:p>
        </chart:title>
        <chart:legend chart:legend-position="end" svg:x="11.666cm" svg:y="3.454cm" style:legend-expansion="high" chart:style-name="ch3"/>
        <chart:plot-area chart:style-name="ch4" table:cell-range-address="Sheet1.B5:Sheet1.F9" chart:data-source-has-labels="both" svg:x="0.32cm" svg:y="1.275cm" svg:width="11.026cm" svg:height="6.564cm">
          <chart:coordinate-region svg:x="1.312cm" svg:y="1.474cm" svg:width="9.569cm" svg:height="5.718cm"/>
          <chart:axis chart:dimension="x" chart:name="primary-x" chart:style-name="ch5" chartooo:axis-type="auto">
            <chartooo:date-scale/>
            <chart:title svg:x="4.784cm" svg:y="8.019cm" chart:style-name="ch6">
              <text:p>Message size</text:p>
            </chart:title>
            <chart:categories table:cell-range-address="Sheet1.C5:Sheet1.F5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C6:Sheet1.F6" chart:label-cell-address="Sheet1.B6:Sheet1.B6" chart:class="chart:line">
            <chart:data-point chart:repeated="4"/>
          </chart:series>
          <chart:series chart:style-name="ch9" chart:values-cell-range-address="Sheet1.C7:Sheet1.F7" chart:label-cell-address="Sheet1.B7:Sheet1.B7" chart:class="chart:line">
            <chart:data-point chart:repeated="4"/>
          </chart:series>
          <chart:series chart:style-name="ch10" chart:values-cell-range-address="Sheet1.C8:Sheet1.F8" chart:label-cell-address="Sheet1.B8:Sheet1.B8" chart:class="chart:line">
            <chart:data-point chart:repeated="4"/>
          </chart:series>
          <chart:series chart:style-name="ch11" chart:values-cell-range-address="Sheet1.C9:Sheet1.F9" chart:label-cell-address="Sheet1.B9:Sheet1.B9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000">
                <text:p>1000</text:p>
                <draw:g>
                  <svg:desc>Sheet1.C5:Sheet1.F5</svg:desc>
                </draw:g>
              </table:table-cell>
              <table:table-cell office:value-type="float" office:value="10000">
                <text:p>10000</text:p>
              </table:table-cell>
              <table:table-cell office:value-type="float" office:value="32500">
                <text:p>32500</text:p>
              </table:table-cell>
              <table:table-cell office:value-type="float" office:value="65000">
                <text:p>65000</text:p>
              </table:table-cell>
            </table:table-row>
          </table:table-header-rows>
          <table:table-rows>
            <table:table-row>
              <table:table-cell office:value-type="string">
                <text:p>TCP Stream</text:p>
                <draw:g>
                  <svg:desc>Sheet1.B6:Sheet1.B6</svg:desc>
                </draw:g>
              </table:table-cell>
              <table:table-cell office:value-type="float" office:value="1.319023">
                <text:p>1.319023</text:p>
                <draw:g>
                  <svg:desc>Sheet1.C6:Sheet1.F6</svg:desc>
                </draw:g>
              </table:table-cell>
              <table:table-cell office:value-type="float" office:value="1.181329">
                <text:p>1.181329</text:p>
              </table:table-cell>
              <table:table-cell office:value-type="float" office:value="0.999226">
                <text:p>0.999226</text:p>
              </table:table-cell>
              <table:table-cell office:value-type="float" office:value="0.806461">
                <text:p>0.806461</text:p>
              </table:table-cell>
            </table:table-row>
            <table:table-row>
              <table:table-cell office:value-type="string">
                <text:p>TCP Stop-and-Wait</text:p>
                <draw:g>
                  <svg:desc>Sheet1.B7:Sheet1.B7</svg:desc>
                </draw:g>
              </table:table-cell>
              <table:table-cell office:value-type="float" office:value="5162.84734">
                <text:p>5162.84734</text:p>
                <draw:g>
                  <svg:desc>Sheet1.C7:Sheet1.F7</svg:desc>
                </draw:g>
              </table:table-cell>
              <table:table-cell office:value-type="float" office:value="530.075524">
                <text:p>530.075524</text:p>
              </table:table-cell>
              <table:table-cell office:value-type="float" office:value="145.435485">
                <text:p>145.435485</text:p>
              </table:table-cell>
              <table:table-cell office:value-type="float" office:value="76.132366">
                <text:p>76.132366</text:p>
              </table:table-cell>
            </table:table-row>
            <table:table-row>
              <table:table-cell office:value-type="string">
                <text:p>UDP Stream</text:p>
                <draw:g>
                  <svg:desc>Sheet1.B8:Sheet1.B8</svg:desc>
                </draw:g>
              </table:table-cell>
              <table:table-cell office:value-type="float" office:value="38.436874">
                <text:p>38.436874</text:p>
                <draw:g>
                  <svg:desc>Sheet1.C8:Sheet1.F8</svg:desc>
                </draw:g>
              </table:table-cell>
              <table:table-cell office:value-type="float" office:value="4.541085">
                <text:p>4.541085</text:p>
              </table:table-cell>
              <table:table-cell office:value-type="float" office:value="1.828537">
                <text:p>1.828537</text:p>
              </table:table-cell>
              <table:table-cell office:value-type="float" office:value="1.131357">
                <text:p>1.131357</text:p>
              </table:table-cell>
            </table:table-row>
            <table:table-row>
              <table:table-cell office:value-type="string">
                <text:p>UDP Stop-and-Wait</text:p>
                <draw:g>
                  <svg:desc>Sheet1.B9:Sheet1.B9</svg:desc>
                </draw:g>
              </table:table-cell>
              <table:table-cell office:value-type="float" office:value="3499.835447">
                <text:p>3499.835447</text:p>
                <draw:g>
                  <svg:desc>Sheet1.C9:Sheet1.F9</svg:desc>
                </draw:g>
              </table:table-cell>
              <table:table-cell office:value-type="float" office:value="378.81064">
                <text:p>378.81064</text:p>
              </table:table-cell>
              <table:table-cell office:value-type="float" office:value="119.519762">
                <text:p>119.519762</text:p>
              </table:table-cell>
              <table:table-cell office:value-type="float" office:value="63.778185">
                <text:p>63.7781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437cm" svg:y="0.316cm" chart:style-name="ch2">
          <text:p>Transfer time by method (seconds)</text:p>
        </chart:title>
        <chart:legend chart:legend-position="end" svg:x="12.725cm" svg:y="3.952cm" style:legend-expansion="high" chart:style-name="ch3"/>
        <chart:plot-area chart:style-name="ch4" table:cell-range-address="Sheet1.B31:Sheet1.F33" chart:data-source-has-labels="both" svg:x="0.32cm" svg:y="1.275cm" svg:width="12.085cm" svg:height="6.564cm">
          <chart:coordinate-region svg:x="0.941cm" svg:y="1.474cm" svg:width="10.999cm" svg:height="5.718cm"/>
          <chart:axis chart:dimension="x" chart:name="primary-x" chart:style-name="ch5" chartooo:axis-type="auto">
            <chartooo:date-scale/>
            <chart:title svg:x="5.313cm" svg:y="8.019cm" chart:style-name="ch6">
              <text:p>Message size</text:p>
            </chart:title>
            <chart:categories table:cell-range-address="Sheet1.C31:Sheet1.F31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C32:Sheet1.F32" chart:label-cell-address="Sheet1.B32:Sheet1.B32" chart:class="chart:line">
            <chart:data-point chart:repeated="4"/>
          </chart:series>
          <chart:series chart:style-name="ch9" chart:values-cell-range-address="Sheet1.C33:Sheet1.F33" chart:label-cell-address="Sheet1.B33:Sheet1.B33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000">
                <text:p>1000</text:p>
                <draw:g>
                  <svg:desc>Sheet1.C31:Sheet1.F31</svg:desc>
                </draw:g>
              </table:table-cell>
              <table:table-cell office:value-type="float" office:value="10000">
                <text:p>10000</text:p>
              </table:table-cell>
              <table:table-cell office:value-type="float" office:value="32500">
                <text:p>32500</text:p>
              </table:table-cell>
              <table:table-cell office:value-type="float" office:value="65000">
                <text:p>65000</text:p>
              </table:table-cell>
            </table:table-row>
          </table:table-header-rows>
          <table:table-rows>
            <table:table-row>
              <table:table-cell office:value-type="string">
                <text:p>TCP Stream</text:p>
                <draw:g>
                  <svg:desc>Sheet1.B32:Sheet1.B32</svg:desc>
                </draw:g>
              </table:table-cell>
              <table:table-cell office:value-type="float" office:value="1.319023">
                <text:p>1.319023</text:p>
                <draw:g>
                  <svg:desc>Sheet1.C32:Sheet1.F32</svg:desc>
                </draw:g>
              </table:table-cell>
              <table:table-cell office:value-type="float" office:value="1.181329">
                <text:p>1.181329</text:p>
              </table:table-cell>
              <table:table-cell office:value-type="float" office:value="0.999226">
                <text:p>0.999226</text:p>
              </table:table-cell>
              <table:table-cell office:value-type="float" office:value="0.806461">
                <text:p>0.806461</text:p>
              </table:table-cell>
            </table:table-row>
            <table:table-row>
              <table:table-cell office:value-type="string">
                <text:p>UDP Stream</text:p>
                <draw:g>
                  <svg:desc>Sheet1.B33:Sheet1.B33</svg:desc>
                </draw:g>
              </table:table-cell>
              <table:table-cell office:value-type="float" office:value="38.436874">
                <text:p>38.436874</text:p>
                <draw:g>
                  <svg:desc>Sheet1.C33:Sheet1.F33</svg:desc>
                </draw:g>
              </table:table-cell>
              <table:table-cell office:value-type="float" office:value="4.541085">
                <text:p>4.541085</text:p>
              </table:table-cell>
              <table:table-cell office:value-type="float" office:value="1.828537">
                <text:p>1.828537</text:p>
              </table:table-cell>
              <table:table-cell office:value-type="float" office:value="1.131357">
                <text:p>1.1313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7cm" svg:y="0.316cm" chart:style-name="ch2">
          <text:p>Data integrity (%)</text:p>
        </chart:title>
        <chart:legend chart:legend-position="end" svg:x="12.725cm" svg:y="4.201cm" style:legend-expansion="high" chart:style-name="ch3"/>
        <chart:plot-area chart:style-name="ch4" table:cell-range-address="Sheet1.B54:Sheet1.F55" chart:data-source-has-labels="both" svg:x="0.32cm" svg:y="1.275cm" svg:width="12.085cm" svg:height="6.564cm">
          <chart:coordinate-region svg:x="1.127cm" svg:y="1.474cm" svg:width="10.813cm" svg:height="5.718cm"/>
          <chart:axis chart:dimension="x" chart:name="primary-x" chart:style-name="ch5" chartooo:axis-type="auto">
            <chartooo:date-scale/>
            <chart:title svg:x="5.313cm" svg:y="8.019cm" chart:style-name="ch6">
              <text:p>Message size</text:p>
            </chart:title>
            <chart:categories table:cell-range-address="Sheet1.C54:Sheet1.F5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C55:Sheet1.F55" chart:label-cell-address="Sheet1.B55:Sheet1.B55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000">
                <text:p>1000</text:p>
                <draw:g>
                  <svg:desc>Sheet1.C54:Sheet1.F54</svg:desc>
                </draw:g>
              </table:table-cell>
              <table:table-cell office:value-type="float" office:value="10000">
                <text:p>10000</text:p>
              </table:table-cell>
              <table:table-cell office:value-type="float" office:value="32500">
                <text:p>32500</text:p>
              </table:table-cell>
              <table:table-cell office:value-type="float" office:value="65000">
                <text:p>65000</text:p>
              </table:table-cell>
            </table:table-row>
          </table:table-header-rows>
          <table:table-rows>
            <table:table-row>
              <table:table-cell office:value-type="string">
                <text:p>UDP Stream</text:p>
                <draw:g>
                  <svg:desc>Sheet1.B55:Sheet1.B55</svg:desc>
                </draw:g>
              </table:table-cell>
              <table:table-cell office:value-type="float" office:value="100">
                <text:p>100</text:p>
                <draw:g>
                  <svg:desc>Sheet1.C55:Sheet1.F55</svg:desc>
                </draw:g>
              </table:table-cell>
              <table:table-cell office:value-type="float" office:value="98.03">
                <text:p>98.03</text:p>
              </table:table-cell>
              <table:table-cell office:value-type="float" office:value="88.24">
                <text:p>88.24</text:p>
              </table:table-cell>
              <table:table-cell office:value-type="float" office:value="86.636">
                <text:p>86.63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